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9.20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17.07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2-title">
      <style:graphic-properties fo:min-height="3.306cm"/>
      <style:paragraph-properties style:writing-mode="lr-tb"/>
    </style:style>
    <style:style style:name="pr7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text-properties fo:font-size="35.9000015258789pt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style:text-properties fo:font-size="26pt"/>
    </style:style>
    <style:style style:name="P4" style:family="paragraph">
      <loext:graphic-properties draw:fill="none" draw:fill-color="#ffffff"/>
      <style:text-properties fo:font-size="26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text-properties style:text-outline="false" style:text-line-through-style="none" style:text-line-through-type="none" fo:font-size="28pt" style:font-size-asian="28pt" style:font-size-complex="28pt"/>
    </style:style>
    <style:style style:name="P7" style:family="paragraph">
      <loext:graphic-properties draw:fill-color="#ffffff"/>
      <style:text-properties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style:text-properties fo:font-size="32pt" style:font-size-asian="32pt" style:font-size-complex="32pt"/>
    </style:style>
    <style:style style:name="P10" style:family="paragraph">
      <loext:graphic-properties draw:fill="none" draw:fill-color="#ffffff"/>
      <style:text-properties fo:font-size="32pt" style:font-size-asian="32pt" style:font-size-complex="32pt"/>
    </style:style>
    <style:style style:name="P11" style:family="paragraph">
      <style:text-properties fo:font-size="30pt" style:font-size-asian="30pt" style:font-size-complex="30pt"/>
    </style:style>
    <style:style style:name="P12" style:family="paragraph">
      <loext:graphic-properties draw:fill="none" draw:fill-color="#ffffff"/>
      <style:text-properties fo:font-size="30pt" style:font-size-asian="30pt" style:font-size-complex="30pt"/>
    </style:style>
    <style:style style:name="P13" style:family="paragraph">
      <loext:graphic-properties draw:fill="none" draw:fill-color="#ffffff"/>
      <style:text-properties fo:font-size="28pt" style:font-size-asian="28pt" style:font-size-complex="28pt"/>
    </style:style>
    <style:style style:name="P14" style:family="paragraph">
      <style:paragraph-properties fo:text-align="start"/>
      <style:text-properties fo:font-size="26pt" style:font-size-asian="26pt" style:font-size-complex="26pt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fo:font-size="26pt" style:font-size-asian="26pt" style:font-size-complex="26pt"/>
    </style:style>
    <style:style style:name="P16" style:family="paragraph">
      <loext:graphic-properties draw:fill="none" draw:fill-color="#ffffff"/>
      <style:paragraph-properties fo:text-align="start"/>
      <style:text-properties fo:font-size="26pt" style:font-size-asian="26pt" style:font-size-complex="26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6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9.995cm" svg:height="12.371cm" svg:x="1.201cm" svg:y="0.425cm" presentation:class="title" presentation:user-transformed="true">
          <draw:text-box>
            <text:p>EP1 - MAC0422 </text:p>
          </draw:text-box>
        </draw:frame>
        <draw:frame presentation:style-name="pr2" draw:text-style-name="P1" draw:layer="layout" svg:width="32.6cm" svg:height="17.073cm" svg:x="0.399cm" svg:y="14.49cm" presentation:class="subtitle" presentation:user-transformed="true">
          <draw:text-box>
            <text:p text:style-name="P1">2º semestre 2020</text:p>
            <text:p text:style-name="P1"><text:span text:style-name="T1">Dupla: </text:span></text:p>
            <text:p text:style-name="P1"><text:span text:style-name="T1"><text:tab/></text:span><text:span text:style-name="T1"><text:tab/></text:span><text:span text:style-name="T1"><text:tab/></text:span><text:span text:style-name="T1">Luciano Rodrigues Saraiva Leão <text:s/>(11221817)</text:span></text:p>
            <text:p text:style-name="P1"><text:span text:style-name="T1"><text:tab/></text:span><text:span text:style-name="T1"><text:tab/></text:span><text:span text:style-name="T1"><text:tab/></text:span><text:span text:style-name="T1">Davi de Menezes Pereira </text:span><text:span text:style-name="T1"><text:tab/></text:span><text:span text:style-name="T1"><text:tab/></text:span><text:span text:style-name="T1"><text:tab/></text:span><text:span text:style-name="T1"><text:tab/></text:span><text:span text:style-name="T1">(11221988)</text:span></text:p>
            <text:p text:style-name="P1"><text:span text:style-name="T1"/></text:p>
            <text:p text:style-name="P1"/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ARQUITETURA DO SHELL BCCSH</text:p>
          </draw:text-box>
        </draw:frame>
        <draw:frame draw:style-name="gr2" draw:text-style-name="P4" draw:layer="layout" svg:width="32.2cm" svg:height="5.536cm" svg:x="0.2cm" svg:y="4.6cm">
          <draw:text-box>
            <text:p text:style-name="P3"><text:tab/>O nosso shell é composto por um loop infinito, que espera a entrada do usuário com a função readline() da bilbioteca GNU readline, e após o comando e os parâmetros serem lidos, temos uma sequência de if e elses que dependendo do comando podem:</text:p>
            <text:p text:style-name="P3"/>
          </draw:text-box>
        </draw:frame>
        <draw:frame draw:style-name="gr3" draw:text-style-name="P6" draw:layer="layout" svg:width="32cm" svg:height="8.23cm" svg:x="0.6cm" svg:y="10.2cm">
          <draw:text-box>
            <text:list text:style-name="L2">
              <text:list-item>
                <text:p text:style-name="P5"><text:span text:style-name="T2">Criar um diretório a partir da syscall mkdir.</text:span></text:p>
                <text:p text:style-name="P5"><text:span text:style-name="T2"/></text:p>
              </text:list-item>
              <text:list-item>
                <text:p text:style-name="P5"><text:span text:style-name="T2">Matar um processo executando a syscall kill.</text:span></text:p>
                <text:p text:style-name="P5"><text:span text:style-name="T2"/></text:p>
              </text:list-item>
              <text:list-item>
                <text:p text:style-name="P5"><text:span text:style-name="T2">Criar uma ligação simbólica com a syscall symlink.</text:span></text:p>
                <text:p text:style-name="P5"><text:span text:style-name="T2"/></text:p>
              </text:list-item>
              <text:list-item>
                <text:p text:style-name="P5"><text:span text:style-name="T2">Executar um processo usando a syscall execve.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 text:style-name="P8">Simulador</text:p>
          </draw:text-box>
        </draw:frame>
        <draw:frame draw:style-name="gr2" draw:text-style-name="P10" draw:layer="layout" svg:width="32.2cm" svg:height="9.42cm" svg:x="1cm" svg:y="6.986cm">
          <draw:text-box>
            <text:p text:style-name="P9"><text:span text:style-name="T3"><text:tab/></text:span><text:span text:style-name="T3">O simulador é um programa em .c que recebe como parâmetros na linha de comando o que foi especificado no enunciado (./ep1 &lt;escalonador&gt; &lt;arquivo_trace&gt; &lt;arquivo_saida&gt; &lt;parametro opcional d&gt;), abre os arquivos de entrada e de saida, manda para o escalonador escolhido e depois fecha esses arquivos.</text:span></text:p>
            <text:p text:style-name="P9"><text:span text:style-name="T3"/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 text:style-name="P8">Escalonadores</text:p>
          </draw:text-box>
        </draw:frame>
        <draw:frame draw:style-name="gr2" draw:text-style-name="P10" draw:layer="layout" svg:width="32.2cm" svg:height="12.054cm" svg:x="1cm" svg:y="5.941cm">
          <draw:text-box>
            <text:p text:style-name="P9"><text:span text:style-name="T3"><text:tab/></text:span><text:span text:style-name="T3">Os escalonadores foram feitos como três bibliotecas diferentes, cada um com seus arquivos .c e .h.</text:span></text:p>
            <text:p text:style-name="P9"><text:span text:style-name="T3"/></text:p>
            <text:p text:style-name="P9"><text:span text:style-name="T3"><text:tab/></text:span><text:span text:style-name="T3">Algumas das estruturas utilizadas nos escalonadores são idênticas, mas mesmo assim decidimos criar cada uma delas em cada arquivo, mesmo que repetida (como é o caso das structs processo_fcfs e processo_srtn) por motivos de teste e adaptação do código na hora de debugar.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337cm" presentation:class="title" presentation:user-transformed="true">
          <draw:text-box>
            <text:p text:style-name="P8">Escalonadores</text:p>
          </draw:text-box>
        </draw:frame>
        <draw:frame draw:style-name="gr2" draw:text-style-name="P12" draw:layer="layout" svg:width="32.2cm" svg:height="14.985cm" svg:x="1cm" svg:y="4.476cm">
          <draw:text-box>
            <text:p text:style-name="P11"><text:span text:style-name="T1"><text:tab/></text:span><text:span text:style-name="T1">De um modo geral, todos seguem uma mesma estrutura.</text:span></text:p>
            <text:p text:style-name="P11"><text:span text:style-name="T1">No .h de cada escalonador tem um protótipo de uma função do tipo </text:span></text:p>
            <text:p text:style-name="P11"><text:span text:style-name="T1">&lt;escalonador&gt;(arquivo_de_entrada, arquivo_de_saida, parametro_opcional_d) </text:span></text:p>
            <text:p text:style-name="P11"><text:span text:style-name="T1">que é a função principal, e uma struct para os processos.</text:span></text:p>
            <text:p text:style-name="P11"><text:span text:style-name="T1"/></text:p>
            <text:p text:style-name="P11"><text:span text:style-name="T1"><text:tab/></text:span><text:span text:style-name="T1">No .c também temos algumas semelhanças em cada um deles. Temos um vetor de processos para armazenar todos os processos e temos um vetor de prontos que vai armazenando os processos que estão prontos, por exemplo.</text:span></text:p>
            <text:p text:style-name="P11"><text:span text:style-name="T1"/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337cm" presentation:class="title" presentation:user-transformed="true">
          <draw:text-box>
            <text:p text:style-name="P8">Escalonadores</text:p>
          </draw:text-box>
        </draw:frame>
        <draw:frame draw:style-name="gr4" draw:text-style-name="P4" draw:layer="layout" svg:width="32.93cm" svg:height="19.407cm" svg:x="0.4cm" svg:y="2.193cm">
          <draw:text-box>
            <text:p text:style-name="P3"><text:span text:style-name="T4"><text:tab/></text:span><text:span text:style-name="T4">Na execução também seguimos a mesma ideia em cada escalonador: primeiramente lemos todos as linhas do arquivo trace e guardamos todos os processos num vetor de processos.</text:span></text:p>
            <text:p text:style-name="P3"><text:span text:style-name="T4"/></text:p>
            <text:p text:style-name="P3"><text:span text:style-name="T4">Depois disso entramos num loop, enquanto ainda existirem processos que ainda não ficaram prontos e enquanto ainda existirem processos prontos esperando serem executados realizamos o loop.</text:span></text:p>
            <text:p text:style-name="P3"><text:span text:style-name="T4">No inicio de cada loop checamos se algum processo acabou de finalizar, logo depois checamos quem ficou pronto e passamos para a fila de prontos, e finalmente executamos o algoritmos de cada escalonador para decidir quem irá usar a CPU.</text:span></text:p>
            <text:p text:style-name="P3"><text:span text:style-name="T4"/></text:p>
            <text:p text:style-name="P3"><text:span text:style-name="T4">Ao final de cada loop, dormimos os escalonador por um segundo e fazemos tudo novamente ou saímos do loop, esperamos as threads acabarem caso alguma esteja rodando (embora teoricamente não estejam mais), e saímos do escalonador.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 text:style-name="P8">Tempo</text:p>
          </draw:text-box>
        </draw:frame>
        <draw:frame draw:style-name="gr2" draw:text-style-name="P4" draw:layer="layout" svg:width="32.2cm" svg:height="13.005cm" svg:x="1cm" svg:y="5.467cm">
          <draw:text-box>
            <text:p text:style-name="P3"><text:span text:style-name="T4"><text:tab/></text:span><text:span text:style-name="T4">No desenvolvimento do EP1, um dos maiores desafios foi a sincronização. Testamos algumas bibliotecas e diferentes funções para controlar o tempo, como clock(), time() da biblioteca &lt;time.h&gt; e gettimeofday() da &lt;sys/time.h&gt;,além das funções do tipo sleep.</text:span></text:p>
            <text:p text:style-name="P3"><text:span text:style-name="T4"/></text:p>
            <text:p text:style-name="P3"><text:span text:style-name="T4"><text:tab/></text:span><text:span text:style-name="T4">Porém tivemos muitos problemas para sincronizar, já que, por exemplo, a função time() às vezes causava uma imprecisão de quase um segundo e a clock() tinha problemas com o sleep.</text:span></text:p>
            <text:p text:style-name="P3"><text:span text:style-name="T4"/></text:p>
            <text:p text:style-name="P3"><text:span text:style-name="T4"><text:tab/></text:span><text:span text:style-name="T4">No caso de usar só sleeps, não gostamos pois o consumo da CPU por parte das threads estava muitos baixo e para consertar isso teríamos que alterar muita coisa.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337cm" presentation:class="title" presentation:user-transformed="true">
          <draw:text-box>
            <text:p text:style-name="P8">Tempo</text:p>
          </draw:text-box>
        </draw:frame>
        <draw:frame draw:style-name="gr4" draw:text-style-name="P13" draw:layer="layout" svg:width="32.93cm" svg:height="19.407cm" svg:x="0.4cm" svg:y="2.193cm">
          <draw:text-box>
            <text:p text:style-name="P5"><text:span text:style-name="T2"/></text:p>
            <text:p text:style-name="P5"><text:span text:style-name="T2"><text:tab/></text:span><text:span text:style-name="T2">Outro fator que dificultou é que, apesar de estarmos considerando uma CPU só para as threads, pelo escalonador gastar pouco tempo e CPU em relação às threads, consideramos que ele rodaria ""em paralelo"" em relação as threads. Então quando consideramos 1 segundo no loop do escalonador, na verdade ele executou 1 + epslon segundos.</text:span></text:p>
            <text:p text:style-name="P5"><text:span text:style-name="T2"/></text:p>
            <text:p text:style-name="P5"><text:span text:style-name="T2"><text:tab/></text:span><text:span text:style-name="T2">No final, conseguimos ajustar para ficar sincronizado usando as funções time() ou gettimeofday() e sleep() dependendo do caso, para os testes que fizemos.</text:span></text:p>
            <text:p text:style-name="P5"><text:span text:style-name="T2"/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 text:style-name="P8">Threads</text:p>
          </draw:text-box>
        </draw:frame>
        <draw:frame draw:style-name="gr2" draw:text-style-name="P4" draw:layer="layout" svg:width="32.2cm" svg:height="13.005cm" svg:x="0.8cm" svg:y="5.129cm">
          <draw:text-box>
            <text:p text:style-name="P3"><text:span text:style-name="T4"><text:tab/></text:span><text:span text:style-name="T4">Para pausar e voltar a executar as threads usamos o sugerido em:</text:span></text:p>
            <text:p text:style-name="P3"><text:span text:style-name="T4">https://stackoverflow.com/questions/1606400/how-to-sleep-or-pause-a-pthread-in-c-on-linux</text:span></text:p>
            <text:p text:style-name="P3"><text:span text:style-name="T4"/></text:p>
            <text:p text:style-name="P3"><text:span text:style-name="T4">Considerando que na thread temos:</text:span></text:p>
            <text:p text:style-name="P3"><text:span text:style-name="T4"/></text:p>
            <text:p text:style-name="P3"><text:span text:style-name="T4">pthread_mutex_lock(&amp;lock);</text:span></text:p>
            <text:p text:style-name="P3"><text:span text:style-name="T4"><text:s text:c="4"/></text:span><text:span text:style-name="T4">while(!play) { /* We're paused */</text:span></text:p>
            <text:p text:style-name="P3"><text:span text:style-name="T4"><text:s text:c="8"/></text:span><text:span text:style-name="T4">pthread_cond_wait(&amp;cond, &amp;lock); /* Wait for play signal */</text:span></text:p>
            <text:p text:style-name="P3"><text:span text:style-name="T4"><text:s text:c="4"/></text:span><text:span text:style-name="T4">}</text:span></text:p>
            <text:p text:style-name="P3"><text:span text:style-name="T4">pthread_mutex_unlock(&amp;lock);</text:span></text:p>
            <text:p text:style-name="P3"><text:span text:style-name="T4"/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337cm" presentation:class="title" presentation:user-transformed="true">
          <draw:text-box>
            <text:p text:style-name="P8">Threads</text:p>
          </draw:text-box>
        </draw:frame>
        <draw:frame draw:style-name="gr4" draw:text-style-name="P16" draw:layer="layout" svg:width="32.93cm" svg:height="19.407cm" svg:x="0.4cm" svg:y="1.6cm">
          <draw:text-box>
            <text:p text:style-name="P14"><text:span text:style-name="T5"/></text:p>
            <text:p text:style-name="P15"><text:span text:style-name="T5">Para pausar:</text:span></text:p>
            <text:p text:style-name="P15"><text:span text:style-name="T5"/></text:p>
            <text:p text:style-name="P15"><text:span text:style-name="T5">pthread_mutex_lock(&amp;lock);</text:span></text:p>
            <text:p text:style-name="P15"><text:span text:style-name="T5">play = 0;</text:span></text:p>
            <text:p text:style-name="P15"><text:span text:style-name="T5">pthread_mutex_unlock(&amp;lock);</text:span></text:p>
            <text:p text:style-name="P15"><text:span text:style-name="T5"/></text:p>
            <text:p text:style-name="P15"><text:span text:style-name="T5">Para dar play:</text:span></text:p>
            <text:p text:style-name="P15"><text:span text:style-name="T5"/></text:p>
            <text:p text:style-name="P15"><text:span text:style-name="T5">pthread_mutex_lock(&amp;lock);</text:span></text:p>
            <text:p text:style-name="P15"><text:span text:style-name="T5">play = 1;</text:span></text:p>
            <text:p text:style-name="P15"><text:span text:style-name="T5">pthread_cond_signal(&amp;cond);</text:span></text:p>
            <text:p text:style-name="P15"><text:span text:style-name="T5">pthread_mutex_unlock(&amp;lock);</text:span></text:p>
            <text:p text:style-name="P15"><text:span text:style-name="T5"/></text:p>
            <text:p text:style-name="P15"><text:span text:style-name="T5">E para achar em qual CPU a thread está ou liberou, usamos sched_getcpu() da biblioteca &lt;sched.h&gt;.</text:span></text:p>
            <text:p text:style-name="P15"><text:span text:style-name="T5"/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 text:style-name="P8">ESCALONADORES FCFS E SRTN</text:p>
          </draw:text-box>
        </draw:frame>
        <draw:frame draw:style-name="gr2" draw:text-style-name="P4" draw:layer="layout" svg:width="32.2cm" svg:height="13.005cm" svg:x="0.8cm" svg:y="5.129cm">
          <draw:text-box>
            <text:p text:style-name="P3"><text:span text:style-name="T4">FCFS: </text:span></text:p>
            <text:p text:style-name="P3"><text:span text:style-name="T4">Tiramos um processo da fila de prontos e executamos ele até o final.</text:span></text:p>
            <text:p text:style-name="P3"><text:span text:style-name="T4">Quando ele acaba, executamos o próximo pronto em ordem de chegada.</text:span></text:p>
            <text:p text:style-name="P3"><text:span text:style-name="T4"/></text:p>
            <text:p text:style-name="P3"><text:span text:style-name="T4">SRTN:</text:span></text:p>
            <text:p text:style-name="P3"><text:span text:style-name="T4">Deixamos os processos na fila de prontos, ordenados pelo dt, de modo </text:span></text:p>
            <text:p text:style-name="P3"><text:span text:style-name="T4">que o primeiro da fila é o que está sendo executado, quando ele acaba de </text:span></text:p>
            <text:p text:style-name="P3"><text:span text:style-name="T4">executar tiramos ele da fila. </text:span></text:p>
            <text:p text:style-name="P3"><text:span text:style-name="T4"/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 text:style-name="P8">ESCALONADOR ROUND ROBIN</text:p>
          </draw:text-box>
        </draw:frame>
        <draw:frame draw:style-name="gr5" draw:text-style-name="P13" draw:layer="layout" svg:width="30.895cm" svg:height="9.377cm" svg:x="1.2cm" svg:y="7cm">
          <draw:text-box>
            <text:p text:style-name="P5"><text:span text:style-name="T2"><text:tab/></text:span><text:span text:style-name="T2">O quantum mínimo escolhido foi 1, pois equivale a duração</text:span></text:p>
            <text:p text:style-name="P5"><text:span text:style-name="T2">mínima de um processo.</text:span></text:p>
            <text:p text:style-name="P5"><text:span text:style-name="T2"/></text:p>
            <text:p text:style-name="P5"><text:span text:style-name="T2"><text:tab/></text:span><text:span text:style-name="T2">Na nossa implementação, usamos uma fila normal e toda </text:span></text:p>
            <text:p text:style-name="P5"><text:span text:style-name="T2">vez que um processo chegava, ele era colocado no final da</text:span></text:p>
            <text:p text:style-name="P5"><text:span text:style-name="T2">fila e a cada segundo, o primeiro processo da fila (se houver)</text:span></text:p>
            <text:p text:style-name="P5"><text:span text:style-name="T2">é retirado da 1ª posição e somente quando acabar o período</text:span></text:p>
            <text:p text:style-name="P5"><text:span text:style-name="T2">equivalente ao quantum que ele é colocado de volta na fila.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1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3cm" fo:text-indent="0cm"/>
      <style:text-properties fo:font-size="21.8999996185303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95cm" fo:text-indent="0cm"/>
      <style:text-properties fo:font-size="23.8999996185303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96cm" fo:text-indent="0cm"/>
      <style:text-properties fo:font-size="19.8999996185303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79.9000015258789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4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1.8999996185303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3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95cm" fo:text-indent="0cm"/>
      <style:text-properties fo:font-size="23.8999996185303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96cm" fo:text-indent="0cm"/>
      <style:text-properties fo:font-size="23.8999996185303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97cm" fo:text-indent="0cm"/>
      <style:text-properties fo:font-size="23.8999996185303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97cm" fo:text-indent="0cm"/>
      <style:text-properties fo:font-size="23.8999996185303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97cm" fo:text-indent="0cm"/>
      <style:text-properties fo:font-size="23.8999996185303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7cm" fo:text-indent="0cm"/>
      <style:text-properties fo:font-size="21.8999996185303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97cm" fo:text-indent="0cm"/>
      <style:text-properties fo:font-size="21.8999996185303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59.9000015258789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4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1.8999996185303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3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95cm" fo:text-indent="0cm"/>
      <style:text-properties fo:font-size="23.8999996185303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96cm" fo:text-indent="0cm"/>
      <style:text-properties fo:font-size="23.8999996185303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97cm" fo:text-indent="0cm"/>
      <style:text-properties fo:font-size="23.8999996185303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97cm" fo:text-indent="0cm"/>
      <style:text-properties fo:font-size="23.8999996185303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97cm" fo:text-indent="0cm"/>
      <style:text-properties fo:font-size="23.8999996185303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59.9000015258789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4cm" svg:height="1.449cm" svg:x="1.562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4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4cm" svg:height="1.449cm" svg:x="23.793cm" svg:y="19.131cm" presentation:class="page-number">
        <draw:text-box>
          <text:p text:style-name="MP6"><text:page-number>&lt;número&gt;</text:page-number></text:p>
        </draw:text-box>
      </draw:frame>
      <draw:frame presentation:style-name="Vivid-title" draw:layer="backgroundobjects" svg:width="29.995cm" svg:height="12.371cm" svg:x="1.521cm" svg:y="0.834cm" presentation:class="title" presentation:placeholder="true">
        <draw:text-box/>
      </draw:frame>
      <draw:frame presentation:style-name="Vivid-outline1" draw:layer="backgroundobjects" svg:width="29.971cm" svg:height="4.307cm" svg:x="1.533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5cm" svg:height="3.505cm" svg:x="1.661cm" svg:y="0.336cm" presentation:class="title" presentation:placeholder="true">
        <draw:text-box/>
      </draw:frame>
      <draw:frame presentation:style-name="Vivid1-outline1" draw:layer="backgroundobjects" svg:width="29.832cm" svg:height="12.953cm" svg:x="1.661cm" svg:y="5.334cm" presentation:class="outline" presentation:placeholder="true">
        <draw:text-box/>
      </draw:frame>
      <draw:frame presentation:style-name="Mpr4" draw:layer="backgroundobjects" svg:width="7.764cm" svg:height="1.449cm" svg:x="1.661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4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4cm" svg:height="1.449cm" svg:x="23.893cm" svg:y="19.131cm" presentation:class="page-number">
        <draw:text-box>
          <text:p text:style-name="MP6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5cm" svg:height="3.505cm" svg:x="1.661cm" svg:y="0.834cm" presentation:class="title" presentation:placeholder="true">
        <draw:text-box/>
      </draw:frame>
      <draw:frame presentation:style-name="Vivid2-outline1" draw:layer="backgroundobjects" svg:width="30.086cm" svg:height="14.986cm" svg:x="1.661cm" svg:y="5.076cm" presentation:class="outline" presentation:placeholder="true">
        <draw:text-box/>
      </draw:frame>
      <draw:frame presentation:style-name="Mpr7" draw:layer="backgroundobjects" svg:width="7.764cm" svg:height="1.449cm" svg:x="1.661cm" svg:y="18.963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4cm" svg:y="18.963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1cm" svg:y="18.963cm" presentation:class="page-number">
        <draw:text-box>
          <text:p text:style-name="MP6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3T15:33:08.321751935</meta:creation-date>
    <meta:editing-duration>PT1H11M30S</meta:editing-duration>
    <meta:editing-cycles>27</meta:editing-cycles>
    <meta:generator>LibreOffice/6.4.5.2$Linux_X86_64 LibreOffice_project/40$Build-2</meta:generator>
    <dc:title>Vivid</dc:title>
    <dc:date>2020-10-03T20:17:50.266567321</dc:date>
    <meta:document-statistic meta:object-count="89"/>
  </office:meta>
</office:document-meta>
</file>